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AUCE À SPAGETTI <text:s/>(grand-mère)</text:p>
      <text:p text:style-name="P1"/>
      <text:p text:style-name="P1"/>
      <text:p text:style-name="P1">Ingrédients :</text:p>
      <text:p text:style-name="P1"/>
      <text:p text:style-name="P1">2 cuillères <text:s/>à soupe d'huile</text:p>
      <text:p text:style-name="P1">1 oignon moyen</text:p>
      <text:p text:style-name="P1">2 gousses d'ail</text:p>
      <text:p text:style-name="P1">1 bte de pâte de tomate(156ml)</text:p>
      <text:p text:style-name="P1">2 boîtes de 28 onces de tomates</text:p>
      <text:p text:style-name="P1">1 lbs de steak haché</text:p>
      <text:p text:style-name="P1">1 feuille de laurier</text:p>
      <text:p text:style-name="P1">2 cuillères <text:s/>à thé d'orégano</text:p>
      <text:p text:style-name="P1">1 branche de céleri</text:p>
      <text:p text:style-name="P1"/>
      <text:p text:style-name="P1"/>
      <text:p text:style-name="P1">Trancher l'oignon en très petits morceaux.</text:p>
      <text:p text:style-name="P1"><text:s/>Dans un chaudron <text:s/>moyen verser l'huile <text:s/>et chauffer à feu moyen et faire revenir l'oignon et l'ail</text:p>
      <text:p text:style-name="P1">Ajouter la boîte de pâte de tomate rincer la boîte avec un peu d'eau et l'ajouter.</text:p>
      <text:p text:style-name="P1">Ajouter les 2 boîtes de tomates brasser un peu.</text:p>
      <text:p text:style-name="P1">Ajouter le steak haché et l'émietter.Ajouter le laurier,l'oregano et le céleri.</text:p>
      <text:p text:style-name="P1">Réduire le feu,faire cuire à feu doux durant 1 ½ à 2 heures</text:p>
      <text:p text:style-name="P1"/>
      <text:p text:style-name="P2">Brasser de temps en tem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2T10:48:47.90</meta:creation-date>
    <dc:date>2012-04-22T11:23:29.61</dc:date>
    <meta:editing-duration>PT13M40S</meta:editing-duration>
    <meta:editing-cycles>2</meta:editing-cycles>
    <meta:generator>OpenOffice.org/3.3$Win32 OpenOffice.org_project/330m20$Build-9567</meta:generator>
    <meta:print-date>2012-04-22T11:25:56.26</meta:print-date>
    <meta:document-statistic meta:table-count="0" meta:image-count="0" meta:object-count="0" meta:page-count="1" meta:paragraph-count="18" meta:word-count="125" meta:character-count="682"/>
  </office:meta>
</office:document-meta>
</file>